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center" style:justify-single-word="false"/>
      <style:text-properties officeooo:paragraph-rsid="00291186"/>
    </style:style>
    <style:style style:name="P3" style:family="paragraph" style:parent-style-name="Standard">
      <style:paragraph-properties fo:text-align="start" style:justify-single-word="false"/>
      <style:text-properties officeooo:paragraph-rsid="00291186"/>
    </style:style>
    <style:style style:name="P4" style:family="paragraph" style:parent-style-name="Standard">
      <style:paragraph-properties fo:text-align="start" style:justify-single-word="false"/>
      <style:text-properties officeooo:paragraph-rsid="00141580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91186" style:font-size-asian="10pt"/>
    </style:style>
    <style:style style:name="P6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E520</text:p>
      <text:p text:style-name="Standard">Samuel Marrujo</text:p>
      <text:p text:style-name="Standard">Professor Yu</text:p>
      <text:p text:style-name="Standard">Lab 14</text:p>
      <text:p text:style-name="P2">Use the program and find the inverse to the 4x4 matrix</text:p>
      <text:p text:style-name="P1"/>
      <text:p text:style-name="P3"><text:tab/>In this lab, we are to use the program given and find the inverse to the 4x4 matrix. I have completed the task:</text:p>
      <text:p text:style-name="P4"/>
      <text:p text:style-name="P3">The inverse of the matrix is the following:</text:p>
      <text:p text:style-name="P3">A:</text:p>
      <text:p text:style-name="P3">[1<text:tab/>0<text:tab/>0<text:tab/>0]</text:p>
      <text:p text:style-name="P3">[1<text:tab/>1/3<text:tab/>1/9<text:tab/>1/27]</text:p>
      <text:p text:style-name="P3">[1<text:tab/>2/3<text:tab/>4/9<text:tab/>8/27]</text:p>
      <text:p text:style-name="P3">[1<text:tab/>1<text:tab/>1<text:tab/>1]</text:p>
      <text:p text:style-name="P3"/>
      <text:p text:style-name="P3">A inverse:</text:p>
      <text:p text:style-name="P3">[1<text:tab/><text:tab/>0<text:tab/><text:tab/>0<text:tab/><text:tab/>0]</text:p>
      <text:p text:style-name="P3">[-5.588<text:tab/><text:tab/>9.219<text:tab/><text:tab/>-4.673<text:tab/><text:tab/>1.042]</text:p>
      <text:p text:style-name="P3">[9.236<text:tab/><text:tab/>-23.303<text:tab/>18.758 <text:s text:c="3"/><text:tab/>-4.69]</text:p>
      <text:p text:style-name="P3">[-4.648<text:tab/><text:tab/>14.085<text:tab/><text:tab/>-14.085<text:tab/>4.648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5-15T22:04:30</dc:date>
    <dc:creator>003914325 </dc:creator>
    <meta:editing-duration>PT1H7M4S</meta:editing-duration>
    <meta:editing-cycles>21</meta:editing-cycles>
    <meta:generator>LibreOffice/4.0.4.2$Linux_X86_64 LibreOffice_project/400m0$Build-2</meta:generator>
    <meta:document-statistic meta:table-count="0" meta:image-count="0" meta:object-count="0" meta:page-count="1" meta:paragraph-count="17" meta:word-count="84" meta:character-count="415" meta:non-whitespace-character-count="334"/>
  </office:meta>
</office:document-meta>
</file>